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eball H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rmal 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eball Hit Back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light backswing</text:p>
          </table:table-cell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aseball Hit Longer Sw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nger swing</text:p>
          </table:table-cell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Fielder Ground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8"/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8"/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tch Fly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ingpong</text:p>
          </table:table-cell>
          <table:table-cell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ong Throw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</text:p>
          </table:table-cell>
          <table:table-cell table:number-columns-repeated="8"/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Lef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8"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Use for RESET</text:p>
          </table:table-cell>
        </table:table-row>
        <table:table-row table:style-name="ro1">
          <table:table-cell office:value-type="string" calcext:value-type="string">
            <text:p>Frisbee Thro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Defeat [hands low]</text:p>
          </table:table-cell>
          <table:table-cell table:number-columns-repeated="6"/>
          <table:table-cell office:value-type="string" calcext:value-type="string">
            <text:p>Defeat Hands 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 [hands to face]</text:p>
          </table:table-cell>
          <table:table-cell table:number-columns-repeated="6"/>
          <table:table-cell office:value-type="string" calcext:value-type="string">
            <text:p>Defeat Hands to 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a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ctory [standing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nning Backward [blue guy]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07:04:52.1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6-08T07:23:31.834000000</dc:date>
    <meta:editing-duration>PT48M9S</meta:editing-duration>
    <meta:editing-cycles>9</meta:editing-cycles>
    <meta:generator>LibreOffice/24.2.2.2$Windows_X86_64 LibreOffice_project/d56cc158d8a96260b836f100ef4b4ef25d6f1a01</meta:generator>
    <meta:document-statistic meta:table-count="1" meta:cell-count="113" meta:object-count="0"/>
  </office:meta>
</office:document-meta>
</file>